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2437in"/>
    </style:style>
    <style:style style:name="co4" style:family="table-column">
      <style:table-column-properties fo:break-before="auto" style:column-width="1.5547in"/>
    </style:style>
    <style:style style:name="co5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1.05" calcext:value-type="float">
            <text:p>1.0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D2]*[.$E$1]" office:value-type="float" office:value="14" calcext:value-type="float">
            <text:p>14</text:p>
          </table:table-cell>
          <table:table-cell/>
          <table:table-cell table:formula="of:=[.B2]*[.D2]/[.C2]" office:value-type="float" office:value="0.021" calcext:value-type="float">
            <text:p>0.021</text:p>
          </table:table-cell>
          <table:table-cell office:value-type="string" calcext:value-type="string" table:number-columns-spanned="8" table:number-rows-spanned="1">
            <text:p><text:a xlink:href="https://www.digikey.com/en/products/detail/walsin-technology-corporation/WR12X102-JTL/13241215" xlink:type="simple">https://www.digikey.com/en/products/detail/walsin-technology-corporation/WR12X102-JTL/13241215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27ohm res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D3]*[.$E$1]" office:value-type="float" office:value="14" calcext:value-type="float">
            <text:p>14</text:p>
          </table:table-cell>
          <table:table-cell/>
          <table:table-cell table:formula="of:=[.B3]*[.D3]/[.C3]" office:value-type="float" office:value="0.022" calcext:value-type="float">
            <text:p>0.022</text:p>
          </table:table-cell>
          <table:table-cell office:value-type="string" calcext:value-type="string" table:number-columns-spanned="8" table:number-rows-spanned="1">
            <text:p><text:a xlink:href="https://www.digikey.com/en/products/detail/stackpole-electronics-inc/RMCF1206JT27R0/1757481" xlink:type="simple">https://www.digikey.com/en/products/detail/stackpole-electronics-inc/RMCF1206JT27R0/1757481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10k res</text:p>
          </table:table-cell>
          <table:table-cell office:value-type="float" office:value="3.5" calcext:value-type="float">
            <text:p>3.5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D4]*[.$E$1]" office:value-type="float" office:value="42" calcext:value-type="float">
            <text:p>42</text:p>
          </table:table-cell>
          <table:table-cell/>
          <table:table-cell table:formula="of:=[.B4]*[.D4]/[.C4]" office:value-type="float" office:value="0.042" calcext:value-type="float">
            <text:p>0.042</text:p>
          </table:table-cell>
          <table:table-cell office:value-type="string" calcext:value-type="string" table:number-columns-spanned="8" table:number-rows-spanned="1">
            <text:p><text:a xlink:href="https://www.digikey.com/en/products/detail/walsin-technology-corporation/WR12X103-JTL/13240883" xlink:type="simple">https://www.digikey.com/en/products/detail/walsin-technology-corporation/WR12X103-JTL/13240883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5.1k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D5]*[.$E$1]" office:value-type="float" office:value="14" calcext:value-type="float">
            <text:p>14</text:p>
          </table:table-cell>
          <table:table-cell/>
          <table:table-cell table:formula="of:=[.B5]*[.D5]/[.C5]" office:value-type="float" office:value="0.022" calcext:value-type="float">
            <text:p>0.022</text:p>
          </table:table-cell>
          <table:table-cell office:value-type="string" calcext:value-type="string" table:number-columns-spanned="8" table:number-rows-spanned="1">
            <text:p><text:a xlink:href="https://www.digikey.com/en/products/detail/stackpole-electronics-inc/RMCF1206JT5K10/1753850" xlink:type="simple">https://www.digikey.com/en/products/detail/stackpole-electronics-inc/RMCF1206JT5K10/1753850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2k</text:p>
          </table:table-cell>
          <table:table-cell office:value-type="float" office:value="3.72" calcext:value-type="float">
            <text:p>3.72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D6]*[.$E$1]" office:value-type="float" office:value="28" calcext:value-type="float">
            <text:p>28</text:p>
          </table:table-cell>
          <table:table-cell/>
          <table:table-cell table:formula="of:=[.B6]*[.D6]/[.C6]" office:value-type="float" office:value="0.02976" calcext:value-type="float">
            <text:p>0.02976</text:p>
          </table:table-cell>
          <table:table-cell office:value-type="string" calcext:value-type="string" table:number-columns-spanned="8" table:number-rows-spanned="1">
            <text:p><text:a xlink:href="https://www.digikey.com/en/products/detail/stackpole-electronics-inc/RMCF1206JT2K00/1757363" xlink:type="simple">https://www.digikey.com/en/products/detail/stackpole-electronics-inc/RMCF1206JT2K00/1757363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tn</text:p>
          </table:table-cell>
          <table:table-cell office:value-type="float" office:value="69.49" calcext:value-type="float">
            <text:p>69.49</text:p>
          </table:table-cell>
          <table:table-cell office:value-type="float" office:value="500" calcext:value-type="float">
            <text:p>500</text:p>
          </table:table-cell>
          <table:table-cell office:value-type="float" office:value="67" calcext:value-type="float">
            <text:p>67</text:p>
          </table:table-cell>
          <table:table-cell table:formula="of:=[.D7]*[.$E$1]" office:value-type="float" office:value="469" calcext:value-type="float">
            <text:p>469</text:p>
          </table:table-cell>
          <table:table-cell/>
          <table:table-cell table:formula="of:=[.B7]*[.D7]/[.C7]" office:value-type="float" office:value="9.31166" calcext:value-type="float">
            <text:p>9.31166</text:p>
          </table:table-cell>
          <table:table-cell office:value-type="string" calcext:value-type="string" table:number-columns-spanned="8" table:number-rows-spanned="1">
            <text:p><text:a xlink:href="https://www.digikey.com/en/products/detail/c-k/PTS636-SL43-SMTR-LFS/10071722" xlink:type="simple">https://www.digikey.com/en/products/detail/c-k/PTS636-SL43-SMTR-LFS/10071722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diode</text:p>
          </table:table-cell>
          <table:table-cell office:value-type="float" office:value="19.42" calcext:value-type="float">
            <text:p>19.42</text:p>
          </table:table-cell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table:formula="of:=[.D8]*[.$E$1]" office:value-type="float" office:value="455" calcext:value-type="float">
            <text:p>455</text:p>
          </table:table-cell>
          <table:table-cell/>
          <table:table-cell table:formula="of:=[.B8]*[.D8]/[.C8]" office:value-type="float" office:value="2.5246" calcext:value-type="float">
            <text:p>2.5246</text:p>
          </table:table-cell>
          <table:table-cell office:value-type="string" calcext:value-type="string" table:number-columns-spanned="8" table:number-rows-spanned="1">
            <text:p><text:a xlink:href="https://www.digikey.com/en/products/detail/smc-diode-solutions/S1M/6022596" xlink:type="simple">https://www.digikey.com/en/products/detail/smc-diode-solutions/S1M/602259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mode sw</text:p>
          </table:table-cell>
          <table:table-cell office:value-type="float" office:value="16.54" calcext:value-type="float">
            <text:p>16.5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9]*[.$E$1]" office:value-type="float" office:value="7" calcext:value-type="float">
            <text:p>7</text:p>
          </table:table-cell>
          <table:table-cell/>
          <table:table-cell table:formula="of:=[.B9]*[.D9]/[.C9]" office:value-type="float" office:value="0.6616" calcext:value-type="float">
            <text:p>0.6616</text:p>
          </table:table-cell>
          <table:table-cell office:value-type="string" calcext:value-type="string" table:number-columns-spanned="8" table:number-rows-spanned="1">
            <text:p><text:a xlink:href="https://www.digikey.com/en/products/detail/c-k/JS102011SAQN/1640095" xlink:type="simple">https://www.digikey.com/en/products/detail/c-k/JS102011SAQN/1640095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usb-c</text:p>
          </table:table-cell>
          <table:table-cell office:value-type="float" office:value="7300.2" calcext:value-type="float">
            <text:p>7300.2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formula="of:=[.D10]*[.$E$1]" office:value-type="float" office:value="7" calcext:value-type="float">
            <text:p>7</text:p>
          </table:table-cell>
          <table:table-cell/>
          <table:table-cell table:formula="of:=[.B10]*[.D10]/[.C10]" office:value-type="float" office:value="0.36501" calcext:value-type="float">
            <text:p>0.36501</text:p>
          </table:table-cell>
          <table:table-cell office:value-type="string" calcext:value-type="string" table:number-columns-spanned="8" table:number-rows-spanned="1">
            <text:p><text:a xlink:href="https://www.digikey.com/en/products/detail/gct/USB4105-GF-A/11198441" xlink:type="simple">https://www.digikey.com/en/products/detail/gct/USB4105-GF-A/11198441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edge</text:p>
          </table:table-cell>
          <table:table-cell office:value-type="float" office:value="9224.08" calcext:value-type="float">
            <text:p>9224.08</text:p>
          </table:table-cell>
          <table:table-cell office:value-type="float" office:value="2750" calcext:value-type="float">
            <text:p>2750</text:p>
          </table:table-cell>
          <table:table-cell office:value-type="float" office:value="1" calcext:value-type="float">
            <text:p>1</text:p>
          </table:table-cell>
          <table:table-cell table:formula="of:=[.D11]*[.$E$1]" office:value-type="float" office:value="7" calcext:value-type="float">
            <text:p>7</text:p>
          </table:table-cell>
          <table:table-cell/>
          <table:table-cell table:formula="of:=[.B11]*[.D11]/[.C11]" office:value-type="float" office:value="3.35421090909091" calcext:value-type="float">
            <text:p>3.35421090909091</text:p>
          </table:table-cell>
          <table:table-cell office:value-type="string" calcext:value-type="string" table:number-columns-spanned="8" table:number-rows-spanned="1">
            <text:p><text:a xlink:href="https://www.digikey.com/en/products/detail/samtec-inc/HSEC8-140-01-L-DV-A-K-TR/7709486" xlink:type="simple">https://www.digikey.com/en/products/detail/samtec-inc/HSEC8-140-01-L-DV-A-K-TR/770948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hermistor</text:p>
          </table:table-cell>
          <table:table-cell office:value-type="float" office:value="712.8" calcext:value-type="float">
            <text:p>712.8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12]*[.$E$1]" office:value-type="float" office:value="7" calcext:value-type="float">
            <text:p>7</text:p>
          </table:table-cell>
          <table:table-cell/>
          <table:table-cell table:formula="of:=[.B12]*[.D12]/[.C12]" office:value-type="float" office:value="0.02376" calcext:value-type="float">
            <text:p>0.02376</text:p>
          </table:table-cell>
          <table:table-cell office:value-type="string" calcext:value-type="string" table:number-columns-spanned="8" table:number-rows-spanned="1">
            <text:p><text:a xlink:href="https://www.digikey.com/en/products/detail/panasonic-electronic-components/ERT-JZEG103FA/9646736" xlink:type="simple">https://www.digikey.com/en/products/detail/panasonic-electronic-components/ERT-JZEG103FA/964673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d latch</text:p>
          </table:table-cell>
          <table:table-cell office:value-type="float" office:value="5688.5" calcext:value-type="float">
            <text:p>5688.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[.D13]*[.$E$1]" office:value-type="float" office:value="7" calcext:value-type="float">
            <text:p>7</text:p>
          </table:table-cell>
          <table:table-cell/>
          <table:table-cell table:formula="of:=[.B13]*[.D13]/[.C13]" office:value-type="float" office:value="0.11377" calcext:value-type="float">
            <text:p>0.11377</text:p>
          </table:table-cell>
          <table:table-cell office:value-type="string" calcext:value-type="string" table:number-columns-spanned="8" table:number-rows-spanned="1">
            <text:p><text:a xlink:href="https://www.digikey.com/en/products/detail/texas-instruments/SN74HCT373PWR/377006" xlink:type="simple">https://www.digikey.com/en/products/detail/texas-instruments/SN74HCT373PWR/37700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disp</text:p>
          </table:table-cell>
          <table:table-cell office:value-type="float" office:value="6.09" calcext:value-type="float">
            <text:p>6.0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4]*[.$E$1]" office:value-type="float" office:value="7" calcext:value-type="float">
            <text:p>7</text:p>
          </table:table-cell>
          <table:table-cell/>
          <table:table-cell table:formula="of:=[.B14]*[.D14]/[.C14]" office:value-type="float" office:value="6.09" calcext:value-type="float">
            <text:p>6.09</text:p>
          </table:table-cell>
          <table:table-cell office:value-type="string" calcext:value-type="string" table:number-columns-spanned="8" table:number-rows-spanned="1">
            <text:p><text:a xlink:href="https://www.digikey.com/en/products/detail/orient-display/AFY240320A0-2-4N6NTN/13544636" xlink:type="simple">https://www.digikey.com/en/products/detail/orient-display/AFY240320A0-2-4N6NTN/1354463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disp conn</text:p>
          </table:table-cell>
          <table:table-cell office:value-type="float" office:value="5670.3" calcext:value-type="float">
            <text:p>5670.3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15]*[.$E$1]" office:value-type="float" office:value="7" calcext:value-type="float">
            <text:p>7</text:p>
          </table:table-cell>
          <table:table-cell/>
          <table:table-cell table:formula="of:=[.B15]*[.D15]/[.C15]" office:value-type="float" office:value="0.18901" calcext:value-type="float">
            <text:p>0.18901</text:p>
          </table:table-cell>
          <table:table-cell office:value-type="string" calcext:value-type="string" table:number-columns-spanned="8" table:number-rows-spanned="1">
            <text:p><text:a xlink:href="https://www.digikey.com/en/products/detail/cvilux-usa/CF5040FD0R0-05-NH/15793160" xlink:type="simple">https://www.digikey.com/en/products/detail/cvilux-usa/CF5040FD0R0-05-NH/15793160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microsd</text:p>
          </table:table-cell>
          <table:table-cell office:value-type="float" office:value="2181.6" calcext:value-type="float">
            <text:p>2181.6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D16]*[.$E$1]" office:value-type="float" office:value="7" calcext:value-type="float">
            <text:p>7</text:p>
          </table:table-cell>
          <table:table-cell/>
          <table:table-cell table:formula="of:=[.B16]*[.D16]/[.C16]" office:value-type="float" office:value="0.21816" calcext:value-type="float">
            <text:p>0.21816</text:p>
          </table:table-cell>
          <table:table-cell office:value-type="string" calcext:value-type="string" table:number-columns-spanned="8" table:number-rows-spanned="1">
            <text:p><text:a xlink:href="https://www.digikey.com/en/products/detail/cui-devices/MSD-4-A/21796808" xlink:type="simple">https://www.digikey.com/en/products/detail/cui-devices/MSD-4-A/21796808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p204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7]*[.$E$1]" office:value-type="float" office:value="7" calcext:value-type="float">
            <text:p>7</text:p>
          </table:table-cell>
          <table:table-cell/>
          <table:table-cell table:formula="of:=[.B17]*[.D17]/[.C17]" office:value-type="float" office:value="0.7" calcext:value-type="float">
            <text:p>0.7</text:p>
          </table:table-cell>
          <table:table-cell office:value-type="string" calcext:value-type="string" table:number-columns-spanned="8" table:number-rows-spanned="1">
            <text:p><text:a xlink:href="https://www.digikey.com/en/products/detail/raspberry-pi/SC0914-13/14306010" xlink:type="simple">https://www.digikey.com/en/products/detail/raspberry-pi/SC0914-13/14306010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8]*[.$E$1]" office:value-type="float" office:value="7" calcext:value-type="float">
            <text:p>7</text:p>
          </table:table-cell>
          <table:table-cell/>
          <table:table-cell table:formula="of:=[.B18]*[.D18]/[.C18]" office:value-type="float" office:value="2.57" calcext:value-type="float">
            <text:p>2.57</text:p>
          </table:table-cell>
          <table:table-cell office:value-type="string" calcext:value-type="string" table:number-columns-spanned="8" table:number-rows-spanned="1">
            <text:p><text:a xlink:href="https://www.digikey.com/en/products/detail/espressif-systems/esp32-c6-mini-1-h4/17885794" xlink:type="simple">https://www.digikey.com/en/products/detail/espressif-systems/esp32-c6-mini-1-h4/17885794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at charger</text:p>
          </table:table-cell>
          <table:table-cell office:value-type="float" office:value="8862.9" calcext:value-type="float">
            <text:p>8862.9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19]*[.$E$1]" office:value-type="float" office:value="7" calcext:value-type="float">
            <text:p>7</text:p>
          </table:table-cell>
          <table:table-cell/>
          <table:table-cell table:formula="of:=[.B19]*[.D19]/[.C19]" office:value-type="float" office:value="0.29543" calcext:value-type="float">
            <text:p>0.29543</text:p>
          </table:table-cell>
          <table:table-cell office:value-type="string" calcext:value-type="string" table:number-columns-spanned="8" table:number-rows-spanned="1">
            <text:p><text:a xlink:href="https://www.digikey.com/en/products/detail/texas-instruments/bq21040dbvr/6036340" xlink:type="simple">https://www.digikey.com/en/products/detail/texas-instruments/bq21040dbvr/6036340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boost conv</text:p>
          </table:table-cell>
          <table:table-cell office:value-type="float" office:value="5041.8" calcext:value-type="float">
            <text:p>5041.8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20]*[.$E$1]" office:value-type="float" office:value="7" calcext:value-type="float">
            <text:p>7</text:p>
          </table:table-cell>
          <table:table-cell/>
          <table:table-cell table:formula="of:=[.B20]*[.D20]/[.C20]" office:value-type="float" office:value="0.16806" calcext:value-type="float">
            <text:p>0.16806</text:p>
          </table:table-cell>
          <table:table-cell office:value-type="string" calcext:value-type="string" table:number-columns-spanned="8" table:number-rows-spanned="1">
            <text:p><text:a xlink:href="https://www.digikey.com/en/products/detail/texas-instruments/TPS613221ADBVR/8638375" xlink:type="simple">https://www.digikey.com/en/products/detail/texas-instruments/TPS613221ADBVR/8638375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2566.37" calcext:value-type="float">
            <text:p>2566.37</text:p>
          </table:table-cell>
          <table:table-cell office:value-type="float" office:value="5040" calcext:value-type="float">
            <text:p>5040</text:p>
          </table:table-cell>
          <table:table-cell office:value-type="float" office:value="1" calcext:value-type="float">
            <text:p>1</text:p>
          </table:table-cell>
          <table:table-cell table:formula="of:=[.D21]*[.$E$1]" office:value-type="float" office:value="7" calcext:value-type="float">
            <text:p>7</text:p>
          </table:table-cell>
          <table:table-cell/>
          <table:table-cell table:formula="of:=[.B21]*[.D21]/[.C21]" office:value-type="float" office:value="0.509200396825397" calcext:value-type="float">
            <text:p>0.509200396825397</text:p>
          </table:table-cell>
          <table:table-cell office:value-type="string" calcext:value-type="string" table:number-columns-spanned="8" table:number-rows-spanned="1">
            <text:p><text:a xlink:href="https://www.digikey.com/en/products/detail/winbond-electronics/W25Q32JVSSIQ/5803981" xlink:type="simple">https://www.digikey.com/en/products/detail/winbond-electronics/W25Q32JVSSIQ/5803981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io exp</text:p>
          </table:table-cell>
          <table:table-cell office:value-type="float" office:value="3977.3" calcext:value-type="float">
            <text:p>3977.3</text:p>
          </table:table-cell>
          <table:table-cell office:value-type="float" office:value="10500" calcext:value-type="float">
            <text:p>10500</text:p>
          </table:table-cell>
          <table:table-cell office:value-type="float" office:value="2" calcext:value-type="float">
            <text:p>2</text:p>
          </table:table-cell>
          <table:table-cell table:formula="of:=[.D22]*[.$E$1]" office:value-type="float" office:value="14" calcext:value-type="float">
            <text:p>14</text:p>
          </table:table-cell>
          <table:table-cell/>
          <table:table-cell table:formula="of:=[.B22]*[.D22]/[.C22]" office:value-type="float" office:value="0.757580952380953" calcext:value-type="float">
            <text:p>0.757580952380953</text:p>
          </table:table-cell>
          <table:table-cell office:value-type="string" calcext:value-type="string" table:number-columns-spanned="8" table:number-rows-spanned="1">
            <text:p><text:a xlink:href="https://www.digikey.com/en/products/detail/kinetic-technologies/KTS1622EUAA-TR/18666778" xlink:type="simple">https://www.digikey.com/en/products/detail/kinetic-technologies/KTS1622EUAA-TR/18666778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power sw</text:p>
          </table:table-cell>
          <table:table-cell office:value-type="float" office:value="8901" calcext:value-type="float">
            <text:p>8901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table:formula="of:=[.D23]*[.$E$1]" office:value-type="float" office:value="14" calcext:value-type="float">
            <text:p>14</text:p>
          </table:table-cell>
          <table:table-cell/>
          <table:table-cell table:formula="of:=[.B23]*[.D23]/[.C23]" office:value-type="float" office:value="0.11868" calcext:value-type="float">
            <text:p>0.11868</text:p>
          </table:table-cell>
          <table:table-cell office:value-type="string" calcext:value-type="string" table:number-columns-spanned="8" table:number-rows-spanned="1">
            <text:p><text:a xlink:href="https://www.digikey.com/en/products/detail/texas-instruments/TPS22919DCKR/10434801" xlink:type="simple">https://www.digikey.com/en/products/detail/texas-instruments/TPS22919DCKR/10434801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eset pulse</text:p>
          </table:table-cell>
          <table:table-cell office:value-type="float" office:value="8696.1" calcext:value-type="float">
            <text:p>8696.1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24]*[.$E$1]" office:value-type="float" office:value="7" calcext:value-type="float">
            <text:p>7</text:p>
          </table:table-cell>
          <table:table-cell/>
          <table:table-cell table:formula="of:=[.B24]*[.D24]/[.C24]" office:value-type="float" office:value="0.28987" calcext:value-type="float">
            <text:p>0.28987</text:p>
          </table:table-cell>
          <table:table-cell office:value-type="string" calcext:value-type="string" table:number-columns-spanned="8" table:number-rows-spanned="1">
            <text:p><text:a xlink:href="https://www.digikey.com/en/products/detail/stmicroelectronics/STM810RWX6F/666751" xlink:type="simple">https://www.digikey.com/en/products/detail/stmicroelectronics/STM810RWX6F/666751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mode mux</text:p>
          </table:table-cell>
          <table:table-cell office:value-type="float" office:value="7512" calcext:value-type="float">
            <text:p>751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[.D25]*[.$E$1]" office:value-type="float" office:value="7" calcext:value-type="float">
            <text:p>7</text:p>
          </table:table-cell>
          <table:table-cell/>
          <table:table-cell table:formula="of:=[.B25]*[.D25]/[.C25]" office:value-type="float" office:value="0.15024" calcext:value-type="float">
            <text:p>0.15024</text:p>
          </table:table-cell>
          <table:table-cell office:value-type="string" calcext:value-type="string" table:number-columns-spanned="8" table:number-rows-spanned="1">
            <text:p><text:a xlink:href="https://www.digikey.com/en/products/detail/texas-instruments/CD4053BPWR/525923" xlink:type="simple">https://www.digikey.com/en/products/detail/texas-instruments/CD4053BPWR/525923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usb mux</text:p>
          </table:table-cell>
          <table:table-cell office:value-type="float" office:value="8732.64" calcext:value-type="float">
            <text:p>8732.64</text:p>
          </table:table-cell>
          <table:table-cell office:value-type="float" office:value="28000" calcext:value-type="float">
            <text:p>28000</text:p>
          </table:table-cell>
          <table:table-cell office:value-type="float" office:value="1" calcext:value-type="float">
            <text:p>1</text:p>
          </table:table-cell>
          <table:table-cell table:formula="of:=[.D26]*[.$E$1]" office:value-type="float" office:value="7" calcext:value-type="float">
            <text:p>7</text:p>
          </table:table-cell>
          <table:table-cell/>
          <table:table-cell table:formula="of:=[.B26]*[.D26]/[.C26]" office:value-type="float" office:value="0.31188" calcext:value-type="float">
            <text:p>0.31188</text:p>
          </table:table-cell>
          <table:table-cell office:value-type="string" calcext:value-type="string" table:number-columns-spanned="8" table:number-rows-spanned="1">
            <text:p><text:a xlink:href="https://www.digikey.com/en/products/detail/onsemi/fsusb42mux/2036916" xlink:type="simple">https://www.digikey.com/en/products/detail/onsemi/fsusb42mux/2036916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*[.$E$1]" office:value-type="float" office:value="7" calcext:value-type="float">
            <text:p>7</text:p>
          </table:table-cell>
          <table:table-cell/>
          <table:table-cell table:formula="of:=[.B27]*[.D27]/[.C27]" office:value-type="float" office:value="0.15" calcext:value-type="float">
            <text:p>0.15</text:p>
          </table:table-cell>
          <table:table-cell office:value-type="string" calcext:value-type="string" table:number-columns-spanned="8" table:number-rows-spanned="1">
            <text:p><text:a xlink:href="https://www.digikey.com/en/products/detail/yic/12M20P2-49US/15648617" xlink:type="simple">https://www.digikey.com/en/products/detail/yic/12M20P2-49US/15648617</text:a>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pcbs</text:p>
          </table:table-cell>
          <table:table-cell office:value-type="float" office:value="80.03" calcext:value-type="float">
            <text:p>80.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*[.$E$1]" office:value-type="float" office:value="7" calcext:value-type="float">
            <text:p>7</text:p>
          </table:table-cell>
          <table:table-cell/>
          <table:table-cell table:formula="of:=[.B28]*[.D28]/[.C28]" office:value-type="float" office:value="8.003" calcext:value-type="float">
            <text:p>8.003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9]*[.$E$1]" office:value-type="float" office:value="7" calcext:value-type="float">
            <text:p>7</text:p>
          </table:table-cell>
          <table:table-cell/>
          <table:table-cell table:formula="of:=[.B29]*[.D29]/[.C29]" office:value-type="float" office:value="8.9" calcext:value-type="float">
            <text:p>8.9</text:p>
          </table:table-cell>
          <table:table-cell office:value-type="string" calcext:value-type="string" table:number-columns-spanned="8" table:number-rows-spanned="1">
            <text:p><text:a xlink:href="https://www.digikey.com/en/products/detail/mikroelektronika/MIKROE-698/13679450" xlink:type="simple">https://www.digikey.com/en/products/detail/mikroelektronika/MIKROE-698/13679450</text:a></text:p>
          </table:table-cell>
          <table:covered-table-cell table:number-columns-repeated="7"/>
        </table:table-row>
        <table:table-row table:style-name="ro1">
          <table:table-cell/>
          <table:table-cell table:formula="of:=SUM([.B2:.B29])" office:value-type="float" office:value="85281.95" calcext:value-type="float">
            <text:p>85281.95</text:p>
          </table:table-cell>
          <table:table-cell/>
          <table:table-cell table:formula="of:=SUM([.D2:.D29])" office:value-type="float" office:value="171" calcext:value-type="float">
            <text:p>171</text:p>
          </table:table-cell>
          <table:table-cell table:number-columns-repeated="2"/>
          <table:table-cell table:formula="of:=SUM([.G2:.G29])" office:value-type="float" office:value="45.9124822582973" calcext:value-type="float">
            <text:p>45.9124822582973</text:p>
          </table:table-cell>
          <table:table-cell table:number-columns-repeated="8"/>
        </table:table-row>
        <table:table-row table:style-name="ro1">
          <table:table-cell/>
          <table:table-cell table:formula="of:=[.B30]-[.B28]" office:value-type="float" office:value="85201.92" calcext:value-type="float">
            <text:p>85201.92</text:p>
          </table:table-cell>
          <table:table-cell table:number-columns-repeated="13"/>
        </table:table-row>
        <table:table-row table:style-name="ro1">
          <table:table-cell/>
          <table:table-cell table:formula="of:=[.B30]/10" office:value-type="float" office:value="8528.195" calcext:value-type="float">
            <text:p>8528.195</text:p>
          </table:table-cell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price per bulk</text:p>
          </table:table-cell>
          <table:table-cell table:style-name="ce1" office:value-type="string" calcext:value-type="string">
            <text:p>qty per bulk</text:p>
          </table:table-cell>
          <table:table-cell table:style-name="ce1" office:value-type="string" calcext:value-type="string">
            <text:p>qty per calc</text:p>
          </table:table-cell>
          <table:table-cell table:style-name="ce1" office:value-type="string" calcext:value-type="string">
            <text:p>qty per even bulk</text:p>
          </table:table-cell>
          <table:table-cell table:style-name="ce1" office:value-type="string" calcext:value-type="string">
            <text:p>bulk per even bulk</text:p>
          </table:table-cell>
          <table:table-cell table:style-name="ce1" office:value-type="string" calcext:value-type="string">
            <text:p>calc per even bulk</text:p>
          </table:table-cell>
          <table:table-cell table:style-name="ce1" office:value-type="string" calcext:value-type="string">
            <text:p>even bulk per even calc</text:p>
          </table:table-cell>
          <table:table-cell table:style-name="ce1" office:value-type="string" calcext:value-type="string">
            <text:p>bulk per even calc</text:p>
          </table:table-cell>
          <table:table-cell table:style-name="ce1" office:value-type="string" calcext:value-type="string">
            <text:p>price per even cal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k</text:p>
          </table:table-cell>
          <table:table-cell table:formula="of:=[.B2]" office:value-type="float" office:value="1.05" calcext:value-type="float">
            <text:p>1.05</text:p>
          </table:table-cell>
          <table:table-cell table:formula="of:=[.C2]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LCM([.C39];[.D39])" office:value-type="float" office:value="100" calcext:value-type="float">
            <text:p>100</text:p>
          </table:table-cell>
          <table:table-cell table:formula="of:=[.E39]/[.C39]" office:value-type="float" office:value="1" calcext:value-type="float">
            <text:p>1</text:p>
          </table:table-cell>
          <table:table-cell table:formula="of:=[.E39]/[.D39]" office:value-type="float" office:value="50" calcext:value-type="float">
            <text:p>50</text:p>
          </table:table-cell>
          <table:table-cell table:formula="of:=[.$G$67]/[.G39]" office:value-type="float" office:value="1386000" calcext:value-type="float">
            <text:p>1386000</text:p>
          </table:table-cell>
          <table:table-cell table:formula="of:=[.H39]*[.F39]" office:value-type="float" office:value="1386000" calcext:value-type="float">
            <text:p>1386000</text:p>
          </table:table-cell>
          <table:table-cell table:formula="of:=[.I39]*[.B39]" office:value-type="float" office:value="1455300" calcext:value-type="float">
            <text:p>1455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ohm res</text:p>
          </table:table-cell>
          <table:table-cell table:formula="of:=[.B3]" office:value-type="float" office:value="1.1" calcext:value-type="float">
            <text:p>1.1</text:p>
          </table:table-cell>
          <table:table-cell table:formula="of:=[.C3]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LCM([.C40];[.D40])" office:value-type="float" office:value="100" calcext:value-type="float">
            <text:p>100</text:p>
          </table:table-cell>
          <table:table-cell table:formula="of:=[.E40]/[.C40]" office:value-type="float" office:value="1" calcext:value-type="float">
            <text:p>1</text:p>
          </table:table-cell>
          <table:table-cell table:formula="of:=[.E40]/[.D40]" office:value-type="float" office:value="50" calcext:value-type="float">
            <text:p>50</text:p>
          </table:table-cell>
          <table:table-cell table:formula="of:=[.$G$67]/[.G40]" office:value-type="float" office:value="1386000" calcext:value-type="float">
            <text:p>1386000</text:p>
          </table:table-cell>
          <table:table-cell table:formula="of:=[.H40]*[.F40]" office:value-type="float" office:value="1386000" calcext:value-type="float">
            <text:p>1386000</text:p>
          </table:table-cell>
          <table:table-cell table:formula="of:=[.I40]*[.B40]" office:value-type="float" office:value="1524600" calcext:value-type="float">
            <text:p>1524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k res</text:p>
          </table:table-cell>
          <table:table-cell table:formula="of:=[.B4]" office:value-type="float" office:value="3.5" calcext:value-type="float">
            <text:p>3.5</text:p>
          </table:table-cell>
          <table:table-cell table:formula="of:=[.C4]"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LCM([.C41];[.D41])" office:value-type="float" office:value="1500" calcext:value-type="float">
            <text:p>1500</text:p>
          </table:table-cell>
          <table:table-cell table:formula="of:=[.E41]/[.C41]" office:value-type="float" office:value="3" calcext:value-type="float">
            <text:p>3</text:p>
          </table:table-cell>
          <table:table-cell table:formula="of:=[.E41]/[.D41]" office:value-type="float" office:value="250" calcext:value-type="float">
            <text:p>250</text:p>
          </table:table-cell>
          <table:table-cell table:formula="of:=[.$G$67]/[.G41]" office:value-type="float" office:value="277200" calcext:value-type="float">
            <text:p>277200</text:p>
          </table:table-cell>
          <table:table-cell table:formula="of:=[.H41]*[.F41]" office:value-type="float" office:value="831600" calcext:value-type="float">
            <text:p>831600</text:p>
          </table:table-cell>
          <table:table-cell table:formula="of:=[.I41]*[.B41]" office:value-type="float" office:value="2910600" calcext:value-type="float">
            <text:p>2910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k</text:p>
          </table:table-cell>
          <table:table-cell table:formula="of:=[.B5]" office:value-type="float" office:value="1.1" calcext:value-type="float">
            <text:p>1.1</text:p>
          </table:table-cell>
          <table:table-cell table:formula="of:=[.C5]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LCM([.C42];[.D42])" office:value-type="float" office:value="100" calcext:value-type="float">
            <text:p>100</text:p>
          </table:table-cell>
          <table:table-cell table:formula="of:=[.E42]/[.C42]" office:value-type="float" office:value="1" calcext:value-type="float">
            <text:p>1</text:p>
          </table:table-cell>
          <table:table-cell table:formula="of:=[.E42]/[.D42]" office:value-type="float" office:value="50" calcext:value-type="float">
            <text:p>50</text:p>
          </table:table-cell>
          <table:table-cell table:formula="of:=[.$G$67]/[.G42]" office:value-type="float" office:value="1386000" calcext:value-type="float">
            <text:p>1386000</text:p>
          </table:table-cell>
          <table:table-cell table:formula="of:=[.H42]*[.F42]" office:value-type="float" office:value="1386000" calcext:value-type="float">
            <text:p>1386000</text:p>
          </table:table-cell>
          <table:table-cell table:formula="of:=[.I42]*[.B42]" office:value-type="float" office:value="1524600" calcext:value-type="float">
            <text:p>1524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k</text:p>
          </table:table-cell>
          <table:table-cell table:formula="of:=[.B6]" office:value-type="float" office:value="3.72" calcext:value-type="float">
            <text:p>3.72</text:p>
          </table:table-cell>
          <table:table-cell table:formula="of:=[.C6]"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LCM([.C43];[.D43])" office:value-type="float" office:value="500" calcext:value-type="float">
            <text:p>500</text:p>
          </table:table-cell>
          <table:table-cell table:formula="of:=[.E43]/[.C43]" office:value-type="float" office:value="1" calcext:value-type="float">
            <text:p>1</text:p>
          </table:table-cell>
          <table:table-cell table:formula="of:=[.E43]/[.D43]" office:value-type="float" office:value="125" calcext:value-type="float">
            <text:p>125</text:p>
          </table:table-cell>
          <table:table-cell table:formula="of:=[.$G$67]/[.G43]" office:value-type="float" office:value="554400" calcext:value-type="float">
            <text:p>554400</text:p>
          </table:table-cell>
          <table:table-cell table:formula="of:=[.H43]*[.F43]" office:value-type="float" office:value="554400" calcext:value-type="float">
            <text:p>554400</text:p>
          </table:table-cell>
          <table:table-cell table:formula="of:=[.I43]*[.B43]" office:value-type="float" office:value="2062368" calcext:value-type="float">
            <text:p>20623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n</text:p>
          </table:table-cell>
          <table:table-cell table:formula="of:=[.B7]" office:value-type="float" office:value="69.49" calcext:value-type="float">
            <text:p>69.49</text:p>
          </table:table-cell>
          <table:table-cell table:formula="of:=[.C7]" office:value-type="float" office:value="500" calcext:value-type="float">
            <text:p>500</text:p>
          </table:table-cell>
          <table:table-cell office:value-type="float" office:value="67" calcext:value-type="float">
            <text:p>67</text:p>
          </table:table-cell>
          <table:table-cell table:formula="of:=LCM([.C44];[.D44])" office:value-type="float" office:value="33500" calcext:value-type="float">
            <text:p>33500</text:p>
          </table:table-cell>
          <table:table-cell table:formula="of:=[.E44]/[.C44]" office:value-type="float" office:value="67" calcext:value-type="float">
            <text:p>67</text:p>
          </table:table-cell>
          <table:table-cell table:formula="of:=[.E44]/[.D44]" office:value-type="float" office:value="500" calcext:value-type="float">
            <text:p>500</text:p>
          </table:table-cell>
          <table:table-cell table:formula="of:=[.$G$67]/[.G44]" office:value-type="float" office:value="138600" calcext:value-type="float">
            <text:p>138600</text:p>
          </table:table-cell>
          <table:table-cell table:formula="of:=[.H44]*[.F44]" office:value-type="float" office:value="9286200" calcext:value-type="float">
            <text:p>9286200</text:p>
          </table:table-cell>
          <table:table-cell table:formula="of:=[.I44]*[.B44]" office:value-type="float" office:value="645298038" calcext:value-type="float">
            <text:p>645298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ode</text:p>
          </table:table-cell>
          <table:table-cell table:formula="of:=[.B8]" office:value-type="float" office:value="19.42" calcext:value-type="float">
            <text:p>19.42</text:p>
          </table:table-cell>
          <table:table-cell table:formula="of:=[.C8]"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table:formula="of:=LCM([.C45];[.D45])" office:value-type="float" office:value="6500" calcext:value-type="float">
            <text:p>6500</text:p>
          </table:table-cell>
          <table:table-cell table:formula="of:=[.E45]/[.C45]" office:value-type="float" office:value="13" calcext:value-type="float">
            <text:p>13</text:p>
          </table:table-cell>
          <table:table-cell table:formula="of:=[.E45]/[.D45]" office:value-type="float" office:value="100" calcext:value-type="float">
            <text:p>100</text:p>
          </table:table-cell>
          <table:table-cell table:formula="of:=[.$G$67]/[.G45]" office:value-type="float" office:value="693000" calcext:value-type="float">
            <text:p>693000</text:p>
          </table:table-cell>
          <table:table-cell table:formula="of:=[.H45]*[.F45]" office:value-type="float" office:value="9009000" calcext:value-type="float">
            <text:p>9009000</text:p>
          </table:table-cell>
          <table:table-cell table:formula="of:=[.I45]*[.B45]" office:value-type="float" office:value="174954780" calcext:value-type="float">
            <text:p>1749547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 sw</text:p>
          </table:table-cell>
          <table:table-cell table:formula="of:=[.B9]" office:value-type="float" office:value="16.54" calcext:value-type="float">
            <text:p>16.54</text:p>
          </table:table-cell>
          <table:table-cell table:formula="of:=[.C9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LCM([.C46];[.D46])" office:value-type="float" office:value="25" calcext:value-type="float">
            <text:p>25</text:p>
          </table:table-cell>
          <table:table-cell table:formula="of:=[.E46]/[.C46]" office:value-type="float" office:value="1" calcext:value-type="float">
            <text:p>1</text:p>
          </table:table-cell>
          <table:table-cell table:formula="of:=[.E46]/[.D46]" office:value-type="float" office:value="25" calcext:value-type="float">
            <text:p>25</text:p>
          </table:table-cell>
          <table:table-cell table:formula="of:=[.$G$67]/[.G46]" office:value-type="float" office:value="2772000" calcext:value-type="float">
            <text:p>2772000</text:p>
          </table:table-cell>
          <table:table-cell table:formula="of:=[.H46]*[.F46]" office:value-type="float" office:value="2772000" calcext:value-type="float">
            <text:p>2772000</text:p>
          </table:table-cell>
          <table:table-cell table:formula="of:=[.I46]*[.B46]" office:value-type="float" office:value="45848880" calcext:value-type="float">
            <text:p>458488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b-c</text:p>
          </table:table-cell>
          <table:table-cell table:formula="of:=[.B10]" office:value-type="float" office:value="7300.2" calcext:value-type="float">
            <text:p>7300.2</text:p>
          </table:table-cell>
          <table:table-cell table:formula="of:=[.C10]"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formula="of:=LCM([.C47];[.D47])" office:value-type="float" office:value="20000" calcext:value-type="float">
            <text:p>20000</text:p>
          </table:table-cell>
          <table:table-cell table:formula="of:=[.E47]/[.C47]" office:value-type="float" office:value="1" calcext:value-type="float">
            <text:p>1</text:p>
          </table:table-cell>
          <table:table-cell table:formula="of:=[.E47]/[.D47]" office:value-type="float" office:value="20000" calcext:value-type="float">
            <text:p>20000</text:p>
          </table:table-cell>
          <table:table-cell table:formula="of:=[.$G$67]/[.G47]" office:value-type="float" office:value="3465" calcext:value-type="float">
            <text:p>3465</text:p>
          </table:table-cell>
          <table:table-cell table:formula="of:=[.H47]*[.F47]" office:value-type="float" office:value="3465" calcext:value-type="float">
            <text:p>3465</text:p>
          </table:table-cell>
          <table:table-cell table:formula="of:=[.I47]*[.B47]" office:value-type="float" office:value="25295193" calcext:value-type="float">
            <text:p>25295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ge</text:p>
          </table:table-cell>
          <table:table-cell table:formula="of:=[.B11]" office:value-type="float" office:value="9224.08" calcext:value-type="float">
            <text:p>9224.08</text:p>
          </table:table-cell>
          <table:table-cell table:formula="of:=[.C11]" office:value-type="float" office:value="2750" calcext:value-type="float">
            <text:p>2750</text:p>
          </table:table-cell>
          <table:table-cell office:value-type="float" office:value="1" calcext:value-type="float">
            <text:p>1</text:p>
          </table:table-cell>
          <table:table-cell table:formula="of:=LCM([.C48];[.D48])" office:value-type="float" office:value="2750" calcext:value-type="float">
            <text:p>2750</text:p>
          </table:table-cell>
          <table:table-cell table:formula="of:=[.E48]/[.C48]" office:value-type="float" office:value="1" calcext:value-type="float">
            <text:p>1</text:p>
          </table:table-cell>
          <table:table-cell table:formula="of:=[.E48]/[.D48]" office:value-type="float" office:value="2750" calcext:value-type="float">
            <text:p>2750</text:p>
          </table:table-cell>
          <table:table-cell table:formula="of:=[.$G$67]/[.G48]" office:value-type="float" office:value="25200" calcext:value-type="float">
            <text:p>25200</text:p>
          </table:table-cell>
          <table:table-cell table:formula="of:=[.H48]*[.F48]" office:value-type="float" office:value="25200" calcext:value-type="float">
            <text:p>25200</text:p>
          </table:table-cell>
          <table:table-cell table:formula="of:=[.I48]*[.B48]" office:value-type="float" office:value="232446816" calcext:value-type="float">
            <text:p>232446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mistor</text:p>
          </table:table-cell>
          <table:table-cell table:formula="of:=[.B12]" office:value-type="float" office:value="712.8" calcext:value-type="float">
            <text:p>712.8</text:p>
          </table:table-cell>
          <table:table-cell table:formula="of:=[.C12]"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LCM([.C49];[.D49])" office:value-type="float" office:value="30000" calcext:value-type="float">
            <text:p>30000</text:p>
          </table:table-cell>
          <table:table-cell table:formula="of:=[.E49]/[.C49]" office:value-type="float" office:value="1" calcext:value-type="float">
            <text:p>1</text:p>
          </table:table-cell>
          <table:table-cell table:formula="of:=[.E49]/[.D49]" office:value-type="float" office:value="30000" calcext:value-type="float">
            <text:p>30000</text:p>
          </table:table-cell>
          <table:table-cell table:formula="of:=[.$G$67]/[.G49]" office:value-type="float" office:value="2310" calcext:value-type="float">
            <text:p>2310</text:p>
          </table:table-cell>
          <table:table-cell table:formula="of:=[.H49]*[.F49]" office:value-type="float" office:value="2310" calcext:value-type="float">
            <text:p>2310</text:p>
          </table:table-cell>
          <table:table-cell table:formula="of:=[.I49]*[.B49]" office:value-type="float" office:value="1646568" calcext:value-type="float">
            <text:p>16465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latch</text:p>
          </table:table-cell>
          <table:table-cell table:formula="of:=[.B13]" office:value-type="float" office:value="5688.5" calcext:value-type="float">
            <text:p>5688.5</text:p>
          </table:table-cell>
          <table:table-cell table:formula="of:=[.C13]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LCM([.C50];[.D50])" office:value-type="float" office:value="50000" calcext:value-type="float">
            <text:p>50000</text:p>
          </table:table-cell>
          <table:table-cell table:formula="of:=[.E50]/[.C50]" office:value-type="float" office:value="1" calcext:value-type="float">
            <text:p>1</text:p>
          </table:table-cell>
          <table:table-cell table:formula="of:=[.E50]/[.D50]" office:value-type="float" office:value="50000" calcext:value-type="float">
            <text:p>50000</text:p>
          </table:table-cell>
          <table:table-cell table:formula="of:=[.$G$67]/[.G50]" office:value-type="float" office:value="1386" calcext:value-type="float">
            <text:p>1386</text:p>
          </table:table-cell>
          <table:table-cell table:formula="of:=[.H50]*[.F50]" office:value-type="float" office:value="1386" calcext:value-type="float">
            <text:p>1386</text:p>
          </table:table-cell>
          <table:table-cell table:formula="of:=[.I50]*[.B50]" office:value-type="float" office:value="7884261" calcext:value-type="float">
            <text:p>78842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p</text:p>
          </table:table-cell>
          <table:table-cell table:formula="of:=[.B14]" office:value-type="float" office:value="6.09" calcext:value-type="float">
            <text:p>6.09</text:p>
          </table:table-cell>
          <table:table-cell table:formula="of:=[.C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LCM([.C51];[.D51])" office:value-type="float" office:value="1" calcext:value-type="float">
            <text:p>1</text:p>
          </table:table-cell>
          <table:table-cell table:formula="of:=[.E51]/[.C51]" office:value-type="float" office:value="1" calcext:value-type="float">
            <text:p>1</text:p>
          </table:table-cell>
          <table:table-cell table:formula="of:=[.E51]/[.D51]" office:value-type="float" office:value="1" calcext:value-type="float">
            <text:p>1</text:p>
          </table:table-cell>
          <table:table-cell table:formula="of:=[.$G$67]/[.G51]" office:value-type="float" office:value="69300000" calcext:value-type="float">
            <text:p>69300000</text:p>
          </table:table-cell>
          <table:table-cell table:formula="of:=[.H51]*[.F51]" office:value-type="float" office:value="69300000" calcext:value-type="float">
            <text:p>69300000</text:p>
          </table:table-cell>
          <table:table-cell table:formula="of:=[.I51]*[.B51]" office:value-type="float" office:value="422037000" calcext:value-type="float">
            <text:p>422037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p conn</text:p>
          </table:table-cell>
          <table:table-cell table:formula="of:=[.B15]" office:value-type="float" office:value="5670.3" calcext:value-type="float">
            <text:p>5670.3</text:p>
          </table:table-cell>
          <table:table-cell table:formula="of:=[.C15]"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LCM([.C52];[.D52])" office:value-type="float" office:value="30000" calcext:value-type="float">
            <text:p>30000</text:p>
          </table:table-cell>
          <table:table-cell table:formula="of:=[.E52]/[.C52]" office:value-type="float" office:value="1" calcext:value-type="float">
            <text:p>1</text:p>
          </table:table-cell>
          <table:table-cell table:formula="of:=[.E52]/[.D52]" office:value-type="float" office:value="30000" calcext:value-type="float">
            <text:p>30000</text:p>
          </table:table-cell>
          <table:table-cell table:formula="of:=[.$G$67]/[.G52]" office:value-type="float" office:value="2310" calcext:value-type="float">
            <text:p>2310</text:p>
          </table:table-cell>
          <table:table-cell table:formula="of:=[.H52]*[.F52]" office:value-type="float" office:value="2310" calcext:value-type="float">
            <text:p>2310</text:p>
          </table:table-cell>
          <table:table-cell table:formula="of:=[.I52]*[.B52]" office:value-type="float" office:value="13098393" calcext:value-type="float">
            <text:p>130983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rosd</text:p>
          </table:table-cell>
          <table:table-cell table:formula="of:=[.B16]" office:value-type="float" office:value="2181.6" calcext:value-type="float">
            <text:p>2181.6</text:p>
          </table:table-cell>
          <table:table-cell table:formula="of:=[.C16]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CM([.C53];[.D53])" office:value-type="float" office:value="10000" calcext:value-type="float">
            <text:p>10000</text:p>
          </table:table-cell>
          <table:table-cell table:formula="of:=[.E53]/[.C53]" office:value-type="float" office:value="1" calcext:value-type="float">
            <text:p>1</text:p>
          </table:table-cell>
          <table:table-cell table:formula="of:=[.E53]/[.D53]" office:value-type="float" office:value="10000" calcext:value-type="float">
            <text:p>10000</text:p>
          </table:table-cell>
          <table:table-cell table:formula="of:=[.$G$67]/[.G53]" office:value-type="float" office:value="6930" calcext:value-type="float">
            <text:p>6930</text:p>
          </table:table-cell>
          <table:table-cell table:formula="of:=[.H53]*[.F53]" office:value-type="float" office:value="6930" calcext:value-type="float">
            <text:p>6930</text:p>
          </table:table-cell>
          <table:table-cell table:formula="of:=[.I53]*[.B53]" office:value-type="float" office:value="15118488" calcext:value-type="float">
            <text:p>15118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2040</text:p>
          </table:table-cell>
          <table:table-cell table:formula="of:=[.B17]" office:value-type="float" office:value="0.7" calcext:value-type="float">
            <text:p>0.7</text:p>
          </table:table-cell>
          <table:table-cell table:formula="of:=[.C1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LCM([.C54];[.D54])" office:value-type="float" office:value="1" calcext:value-type="float">
            <text:p>1</text:p>
          </table:table-cell>
          <table:table-cell table:formula="of:=[.E54]/[.C54]" office:value-type="float" office:value="1" calcext:value-type="float">
            <text:p>1</text:p>
          </table:table-cell>
          <table:table-cell table:formula="of:=[.E54]/[.D54]" office:value-type="float" office:value="1" calcext:value-type="float">
            <text:p>1</text:p>
          </table:table-cell>
          <table:table-cell table:formula="of:=[.$G$67]/[.G54]" office:value-type="float" office:value="69300000" calcext:value-type="float">
            <text:p>69300000</text:p>
          </table:table-cell>
          <table:table-cell table:formula="of:=[.H54]*[.F54]" office:value-type="float" office:value="69300000" calcext:value-type="float">
            <text:p>69300000</text:p>
          </table:table-cell>
          <table:table-cell table:formula="of:=[.I54]*[.B54]" office:value-type="float" office:value="48510000" calcext:value-type="float">
            <text:p>485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p32</text:p>
          </table:table-cell>
          <table:table-cell table:formula="of:=[.B18]" office:value-type="float" office:value="2.57" calcext:value-type="float">
            <text:p>2.57</text:p>
          </table:table-cell>
          <table:table-cell table:formula="of:=[.C1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LCM([.C55];[.D55])" office:value-type="float" office:value="1" calcext:value-type="float">
            <text:p>1</text:p>
          </table:table-cell>
          <table:table-cell table:formula="of:=[.E55]/[.C55]" office:value-type="float" office:value="1" calcext:value-type="float">
            <text:p>1</text:p>
          </table:table-cell>
          <table:table-cell table:formula="of:=[.E55]/[.D55]" office:value-type="float" office:value="1" calcext:value-type="float">
            <text:p>1</text:p>
          </table:table-cell>
          <table:table-cell table:formula="of:=[.$G$67]/[.G55]" office:value-type="float" office:value="69300000" calcext:value-type="float">
            <text:p>69300000</text:p>
          </table:table-cell>
          <table:table-cell table:formula="of:=[.H55]*[.F55]" office:value-type="float" office:value="69300000" calcext:value-type="float">
            <text:p>69300000</text:p>
          </table:table-cell>
          <table:table-cell table:formula="of:=[.I55]*[.B55]" office:value-type="float" office:value="178101000" calcext:value-type="float">
            <text:p>17810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 charger</text:p>
          </table:table-cell>
          <table:table-cell table:formula="of:=[.B19]" office:value-type="float" office:value="8862.9" calcext:value-type="float">
            <text:p>8862.9</text:p>
          </table:table-cell>
          <table:table-cell table:formula="of:=[.C19]"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LCM([.C56];[.D56])" office:value-type="float" office:value="30000" calcext:value-type="float">
            <text:p>30000</text:p>
          </table:table-cell>
          <table:table-cell table:formula="of:=[.E56]/[.C56]" office:value-type="float" office:value="1" calcext:value-type="float">
            <text:p>1</text:p>
          </table:table-cell>
          <table:table-cell table:formula="of:=[.E56]/[.D56]" office:value-type="float" office:value="30000" calcext:value-type="float">
            <text:p>30000</text:p>
          </table:table-cell>
          <table:table-cell table:formula="of:=[.$G$67]/[.G56]" office:value-type="float" office:value="2310" calcext:value-type="float">
            <text:p>2310</text:p>
          </table:table-cell>
          <table:table-cell table:formula="of:=[.H56]*[.F56]" office:value-type="float" office:value="2310" calcext:value-type="float">
            <text:p>2310</text:p>
          </table:table-cell>
          <table:table-cell table:formula="of:=[.I56]*[.B56]" office:value-type="float" office:value="20473299" calcext:value-type="float">
            <text:p>20473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st conv</text:p>
          </table:table-cell>
          <table:table-cell table:formula="of:=[.B20]" office:value-type="float" office:value="5041.8" calcext:value-type="float">
            <text:p>5041.8</text:p>
          </table:table-cell>
          <table:table-cell table:formula="of:=[.C20]"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LCM([.C57];[.D57])" office:value-type="float" office:value="30000" calcext:value-type="float">
            <text:p>30000</text:p>
          </table:table-cell>
          <table:table-cell table:formula="of:=[.E57]/[.C57]" office:value-type="float" office:value="1" calcext:value-type="float">
            <text:p>1</text:p>
          </table:table-cell>
          <table:table-cell table:formula="of:=[.E57]/[.D57]" office:value-type="float" office:value="30000" calcext:value-type="float">
            <text:p>30000</text:p>
          </table:table-cell>
          <table:table-cell table:formula="of:=[.$G$67]/[.G57]" office:value-type="float" office:value="2310" calcext:value-type="float">
            <text:p>2310</text:p>
          </table:table-cell>
          <table:table-cell table:formula="of:=[.H57]*[.F57]" office:value-type="float" office:value="2310" calcext:value-type="float">
            <text:p>2310</text:p>
          </table:table-cell>
          <table:table-cell table:formula="of:=[.I57]*[.B57]" office:value-type="float" office:value="11646558" calcext:value-type="float">
            <text:p>116465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sh</text:p>
          </table:table-cell>
          <table:table-cell table:formula="of:=[.B21]" office:value-type="float" office:value="2566.37" calcext:value-type="float">
            <text:p>2566.37</text:p>
          </table:table-cell>
          <table:table-cell table:formula="of:=[.C21]" office:value-type="float" office:value="5040" calcext:value-type="float">
            <text:p>5040</text:p>
          </table:table-cell>
          <table:table-cell office:value-type="float" office:value="1" calcext:value-type="float">
            <text:p>1</text:p>
          </table:table-cell>
          <table:table-cell table:formula="of:=LCM([.C58];[.D58])" office:value-type="float" office:value="5040" calcext:value-type="float">
            <text:p>5040</text:p>
          </table:table-cell>
          <table:table-cell table:formula="of:=[.E58]/[.C58]" office:value-type="float" office:value="1" calcext:value-type="float">
            <text:p>1</text:p>
          </table:table-cell>
          <table:table-cell table:formula="of:=[.E58]/[.D58]" office:value-type="float" office:value="5040" calcext:value-type="float">
            <text:p>5040</text:p>
          </table:table-cell>
          <table:table-cell table:formula="of:=[.$G$67]/[.G58]" office:value-type="float" office:value="13750" calcext:value-type="float">
            <text:p>13750</text:p>
          </table:table-cell>
          <table:table-cell table:formula="of:=[.H58]*[.F58]" office:value-type="float" office:value="13750" calcext:value-type="float">
            <text:p>13750</text:p>
          </table:table-cell>
          <table:table-cell table:formula="of:=[.I58]*[.B58]" office:value-type="float" office:value="35287587.5" calcext:value-type="float">
            <text:p>3528758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 exp</text:p>
          </table:table-cell>
          <table:table-cell table:formula="of:=[.B22]" office:value-type="float" office:value="3977.3" calcext:value-type="float">
            <text:p>3977.3</text:p>
          </table:table-cell>
          <table:table-cell table:formula="of:=[.C22]" office:value-type="float" office:value="10500" calcext:value-type="float">
            <text:p>10500</text:p>
          </table:table-cell>
          <table:table-cell office:value-type="float" office:value="2" calcext:value-type="float">
            <text:p>2</text:p>
          </table:table-cell>
          <table:table-cell table:formula="of:=LCM([.C59];[.D59])" office:value-type="float" office:value="10500" calcext:value-type="float">
            <text:p>10500</text:p>
          </table:table-cell>
          <table:table-cell table:formula="of:=[.E59]/[.C59]" office:value-type="float" office:value="1" calcext:value-type="float">
            <text:p>1</text:p>
          </table:table-cell>
          <table:table-cell table:formula="of:=[.E59]/[.D59]" office:value-type="float" office:value="5250" calcext:value-type="float">
            <text:p>5250</text:p>
          </table:table-cell>
          <table:table-cell table:formula="of:=[.$G$67]/[.G59]" office:value-type="float" office:value="13200" calcext:value-type="float">
            <text:p>13200</text:p>
          </table:table-cell>
          <table:table-cell table:formula="of:=[.H59]*[.F59]" office:value-type="float" office:value="13200" calcext:value-type="float">
            <text:p>13200</text:p>
          </table:table-cell>
          <table:table-cell table:formula="of:=[.I59]*[.B59]" office:value-type="float" office:value="52500360" calcext:value-type="float">
            <text:p>525003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wer sw</text:p>
          </table:table-cell>
          <table:table-cell table:formula="of:=[.B23]" office:value-type="float" office:value="8901" calcext:value-type="float">
            <text:p>8901</text:p>
          </table:table-cell>
          <table:table-cell table:formula="of:=[.C23]"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table:formula="of:=LCM([.C60];[.D60])" office:value-type="float" office:value="150000" calcext:value-type="float">
            <text:p>150000</text:p>
          </table:table-cell>
          <table:table-cell table:formula="of:=[.E60]/[.C60]" office:value-type="float" office:value="1" calcext:value-type="float">
            <text:p>1</text:p>
          </table:table-cell>
          <table:table-cell table:formula="of:=[.E60]/[.D60]" office:value-type="float" office:value="75000" calcext:value-type="float">
            <text:p>75000</text:p>
          </table:table-cell>
          <table:table-cell table:formula="of:=[.$G$67]/[.G60]" office:value-type="float" office:value="924" calcext:value-type="float">
            <text:p>924</text:p>
          </table:table-cell>
          <table:table-cell table:formula="of:=[.H60]*[.F60]" office:value-type="float" office:value="924" calcext:value-type="float">
            <text:p>924</text:p>
          </table:table-cell>
          <table:table-cell table:formula="of:=[.I60]*[.B60]" office:value-type="float" office:value="8224524" calcext:value-type="float">
            <text:p>82245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t pulse</text:p>
          </table:table-cell>
          <table:table-cell table:formula="of:=[.B24]" office:value-type="float" office:value="8696.1" calcext:value-type="float">
            <text:p>8696.1</text:p>
          </table:table-cell>
          <table:table-cell table:formula="of:=[.C24]"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LCM([.C61];[.D61])" office:value-type="float" office:value="30000" calcext:value-type="float">
            <text:p>30000</text:p>
          </table:table-cell>
          <table:table-cell table:formula="of:=[.E61]/[.C61]" office:value-type="float" office:value="1" calcext:value-type="float">
            <text:p>1</text:p>
          </table:table-cell>
          <table:table-cell table:formula="of:=[.E61]/[.D61]" office:value-type="float" office:value="30000" calcext:value-type="float">
            <text:p>30000</text:p>
          </table:table-cell>
          <table:table-cell table:formula="of:=[.$G$67]/[.G61]" office:value-type="float" office:value="2310" calcext:value-type="float">
            <text:p>2310</text:p>
          </table:table-cell>
          <table:table-cell table:formula="of:=[.H61]*[.F61]" office:value-type="float" office:value="2310" calcext:value-type="float">
            <text:p>2310</text:p>
          </table:table-cell>
          <table:table-cell table:formula="of:=[.I61]*[.B61]" office:value-type="float" office:value="20087991" calcext:value-type="float">
            <text:p>20087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 mux</text:p>
          </table:table-cell>
          <table:table-cell table:formula="of:=[.B25]" office:value-type="float" office:value="7512" calcext:value-type="float">
            <text:p>7512</text:p>
          </table:table-cell>
          <table:table-cell table:formula="of:=[.C25]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LCM([.C62];[.D62])" office:value-type="float" office:value="50000" calcext:value-type="float">
            <text:p>50000</text:p>
          </table:table-cell>
          <table:table-cell table:formula="of:=[.E62]/[.C62]" office:value-type="float" office:value="1" calcext:value-type="float">
            <text:p>1</text:p>
          </table:table-cell>
          <table:table-cell table:formula="of:=[.E62]/[.D62]" office:value-type="float" office:value="50000" calcext:value-type="float">
            <text:p>50000</text:p>
          </table:table-cell>
          <table:table-cell table:formula="of:=[.$G$67]/[.G62]" office:value-type="float" office:value="1386" calcext:value-type="float">
            <text:p>1386</text:p>
          </table:table-cell>
          <table:table-cell table:formula="of:=[.H62]*[.F62]" office:value-type="float" office:value="1386" calcext:value-type="float">
            <text:p>1386</text:p>
          </table:table-cell>
          <table:table-cell table:formula="of:=[.I62]*[.B62]" office:value-type="float" office:value="10411632" calcext:value-type="float">
            <text:p>10411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b mux</text:p>
          </table:table-cell>
          <table:table-cell table:formula="of:=[.B26]" office:value-type="float" office:value="8732.64" calcext:value-type="float">
            <text:p>8732.64</text:p>
          </table:table-cell>
          <table:table-cell table:formula="of:=[.C26]" office:value-type="float" office:value="28000" calcext:value-type="float">
            <text:p>28000</text:p>
          </table:table-cell>
          <table:table-cell office:value-type="float" office:value="1" calcext:value-type="float">
            <text:p>1</text:p>
          </table:table-cell>
          <table:table-cell table:formula="of:=LCM([.C63];[.D63])" office:value-type="float" office:value="28000" calcext:value-type="float">
            <text:p>28000</text:p>
          </table:table-cell>
          <table:table-cell table:formula="of:=[.E63]/[.C63]" office:value-type="float" office:value="1" calcext:value-type="float">
            <text:p>1</text:p>
          </table:table-cell>
          <table:table-cell table:formula="of:=[.E63]/[.D63]" office:value-type="float" office:value="28000" calcext:value-type="float">
            <text:p>28000</text:p>
          </table:table-cell>
          <table:table-cell table:formula="of:=[.$G$67]/[.G63]" office:value-type="float" office:value="2475" calcext:value-type="float">
            <text:p>2475</text:p>
          </table:table-cell>
          <table:table-cell table:formula="of:=[.H63]*[.F63]" office:value-type="float" office:value="2475" calcext:value-type="float">
            <text:p>2475</text:p>
          </table:table-cell>
          <table:table-cell table:formula="of:=[.I63]*[.B63]" office:value-type="float" office:value="21613284" calcext:value-type="float">
            <text:p>21613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</text:p>
          </table:table-cell>
          <table:table-cell table:formula="of:=[.B27]" office:value-type="float" office:value="0.15" calcext:value-type="float">
            <text:p>0.15</text:p>
          </table:table-cell>
          <table:table-cell table:formula="of:=[.C2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LCM([.C64];[.D64])" office:value-type="float" office:value="1" calcext:value-type="float">
            <text:p>1</text:p>
          </table:table-cell>
          <table:table-cell table:formula="of:=[.E64]/[.C64]" office:value-type="float" office:value="1" calcext:value-type="float">
            <text:p>1</text:p>
          </table:table-cell>
          <table:table-cell table:formula="of:=[.E64]/[.D64]" office:value-type="float" office:value="1" calcext:value-type="float">
            <text:p>1</text:p>
          </table:table-cell>
          <table:table-cell table:formula="of:=[.$G$67]/[.G64]" office:value-type="float" office:value="69300000" calcext:value-type="float">
            <text:p>69300000</text:p>
          </table:table-cell>
          <table:table-cell table:formula="of:=[.H64]*[.F64]" office:value-type="float" office:value="69300000" calcext:value-type="float">
            <text:p>69300000</text:p>
          </table:table-cell>
          <table:table-cell table:formula="of:=[.I64]*[.B64]" office:value-type="float" office:value="10395000" calcext:value-type="float">
            <text:p>1039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bs</text:p>
          </table:table-cell>
          <table:table-cell table:formula="of:=[.B28]" office:value-type="float" office:value="80.03" calcext:value-type="float">
            <text:p>80.03</text:p>
          </table:table-cell>
          <table:table-cell table:formula="of:=[.C28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LCM([.C65];[.D65])" office:value-type="float" office:value="10" calcext:value-type="float">
            <text:p>10</text:p>
          </table:table-cell>
          <table:table-cell table:formula="of:=[.E65]/[.C65]" office:value-type="float" office:value="1" calcext:value-type="float">
            <text:p>1</text:p>
          </table:table-cell>
          <table:table-cell table:formula="of:=[.E65]/[.D65]" office:value-type="float" office:value="10" calcext:value-type="float">
            <text:p>10</text:p>
          </table:table-cell>
          <table:table-cell table:formula="of:=[.$G$67]/[.G65]" office:value-type="float" office:value="6930000" calcext:value-type="float">
            <text:p>6930000</text:p>
          </table:table-cell>
          <table:table-cell table:formula="of:=[.H65]*[.F65]" office:value-type="float" office:value="6930000" calcext:value-type="float">
            <text:p>6930000</text:p>
          </table:table-cell>
          <table:table-cell table:formula="of:=[.I65]*[.B65]" office:value-type="float" office:value="554607900" calcext:value-type="float">
            <text:p>5546079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y</text:p>
          </table:table-cell>
          <table:table-cell table:formula="of:=[.B29]" office:value-type="float" office:value="8.9" calcext:value-type="float">
            <text:p>8.9</text:p>
          </table:table-cell>
          <table:table-cell table:formula="of:=[.C2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LCM([.C66];[.D66])" office:value-type="float" office:value="1" calcext:value-type="float">
            <text:p>1</text:p>
          </table:table-cell>
          <table:table-cell table:formula="of:=[.E66]/[.C66]" office:value-type="float" office:value="1" calcext:value-type="float">
            <text:p>1</text:p>
          </table:table-cell>
          <table:table-cell table:formula="of:=[.E66]/[.D66]" office:value-type="float" office:value="1" calcext:value-type="float">
            <text:p>1</text:p>
          </table:table-cell>
          <table:table-cell table:formula="of:=[.$G$67]/[.G66]" office:value-type="float" office:value="69300000" calcext:value-type="float">
            <text:p>69300000</text:p>
          </table:table-cell>
          <table:table-cell table:formula="of:=[.H66]*[.F66]" office:value-type="float" office:value="69300000" calcext:value-type="float">
            <text:p>69300000</text:p>
          </table:table-cell>
          <table:table-cell table:formula="of:=[.I66]*[.B66]" office:value-type="float" office:value="616770000" calcext:value-type="float">
            <text:p>6167700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alc per even calc:</text:p>
          </table:table-cell>
          <table:table-cell table:formula="of:=LCM([.G39:.G66])" office:value-type="float" office:value="69300000" calcext:value-type="float">
            <text:p>69300000</text:p>
          </table:table-cell>
          <table:table-cell/>
          <table:table-cell office:value-type="string" calcext:value-type="string">
            <text:p>total per even calc:</text:p>
          </table:table-cell>
          <table:table-cell table:formula="of:=SUM([.J39:.J66])" office:value-type="float" office:value="3181735020.5" calcext:value-type="float">
            <text:p>3181735020.5</text:p>
          </table:table-cell>
          <table:table-cell/>
          <table:table-cell office:value-type="string" calcext:value-type="string">
            <text:p>total per calc</text:p>
          </table:table-cell>
          <table:table-cell table:formula="of:=[.J67]/[.G67]" office:value-type="float" office:value="45.9124822582973" calcext:value-type="float">
            <text:p>45.912482258297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 style:data-style-name="N2" text:time-value="21:24:44.8239839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22:18:10.539812164</meta:creation-date>
    <dc:date>2024-02-26T09:27:11.406949505</dc:date>
    <meta:editing-duration>PT11H21M34S</meta:editing-duration>
    <meta:editing-cycles>13</meta:editing-cycles>
    <meta:generator>LibreOffice/24.2.0.3$Linux_X86_64 LibreOffice_project/420$Build-3</meta:generator>
    <meta:document-statistic meta:table-count="1" meta:cell-count="496" meta:object-count="0"/>
  </office:meta>
</office:document-meta>
</file>